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4cm" fo:min-width="7.016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3cm" fo:min-width="7.01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91cm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42cm" fo:min-width="4.64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52cm" fo:min-width="4.40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402cm" fo:min-width="3.81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72cm" fo:min-width="0.008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/>
    </style:style>
    <style:style style:name="P2" style:family="paragraph">
      <loext:graphic-properties draw:fill-color="#eeeeee" draw:opacity="38%"/>
      <style:paragraph-properties fo:text-align="center" style:writing-mode="lr-tb"/>
      <style:text-properties fo:font-size="17.8999996185303pt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-color="#eeeeee" draw:opacity="38%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cccccc" draw:opacity="56%"/>
      <style:paragraph-properties fo:text-align="start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7.8999996185303pt"/>
    </style:style>
    <style:style style:name="T2" style:family="text">
      <style:text-properties fo:color="#0066b3" fo:font-size="17.8999996185303pt" fo:font-weight="bold" style:font-weight-asian="bold" style:font-weight-complex="bold"/>
    </style:style>
    <style:style style:name="T3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9.55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Source Syst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62cm" svg:height="8.647cm" svg:x="10.28cm" svg:y="9.461cm">
          <text:p text:style-name="P3"><text:span text:style-name="T1"/></text:p>
          <text:p text:style-name="P3"><text:span text:style-name="T1"/></text:p>
          <text:p text:style-name="P3"><text:span text:style-name="T2">Idempotent consum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3">from(…)</text:span></text:p>
          <text:p text:style-name="P3"><text:span text:style-name="T3">.idempotentConsumer(…)</text:span></text:p>
          <text:p text:style-name="P3"><text:span text:style-name="T3">.idempotentRepository(…)</text:span></text:p>
          <text:p text:style-name="P3"><text:span text:style-name="T3">to(…)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9.46cm">
          <text:p text:style-name="P1"><text:span text:style-name="T2">Target Syst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318cm" svg:height="2.641cm" svg:x="7.619cm" svg:y="12.7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4.361cm" svg:height="2.641cm" svg:x="16.466cm" svg:y="12.7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5.742cm" svg:height="5.588cm" svg:x="1.624cm" svg:y="11.294cm">
          <text:p text:style-name="P6">FILE</text:p>
          <text:p text:style-name="P6"/>
          <text:list text:style-name="L1">
            <text:list-item>
              <text:p text:style-name="P6"><text:span text:style-name="T4">target/input-files</text:span></text:p>
            </text:list-item>
          </text:list>
          <text:p text:style-name="P6"/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488cm" svg:height="5.588cm" svg:x="21.025cm" svg:y="11.295cm">
          <text:p text:style-name="P6">HTTP</text:p>
          <text:p text:style-name="P6"/>
          <text:list text:style-name="L1">
            <text:list-item>
              <text:p text:style-name="P6"><text:span text:style-name="T4">localhost</text:span></text:p>
            </text:list-item>
            <text:list-item>
              <text:p text:style-name="P6"><text:span text:style-name="T4">8085</text:span></text:p>
            </text:list-item>
            <text:list-item>
              <text:p text:style-name="P6"><text:span text:style-name="T4">costly-api-call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318cm" svg:height="5.842cm" svg:x="11.784cm" svg:y="1.816cm">
          <text:p text:style-name="P8">Idempotent</text:p>
          <text:p text:style-name="P8">Repository</text:p>
          <text:p text:style-name="P8"/>
          <text:p text:style-name="P8"><text:span text:style-name="T5">Message-1</text:span></text:p>
          <text:p text:style-name="P8"><text:span text:style-name="T5">Message-2</text:span></text:p>
          <text:p text:style-name="P8"><text:span text:style-name="T5">…</text:span><text:span text:style-name="T5">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8" draw:layer="layout" svg:width="1.016cm" svg:height="1.524cm" svg:x="13.508cm" svg:y="7.75cm">
          <text:p text:style-name="P9"><text:s text:c="13"/><text:span text:style-name="T6">JPA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3cm" presentation:class="title" presentation:placeholder="true">
        <draw:text-box/>
      </draw:frame>
      <draw:frame presentation:style-name="Default-outline1" draw:layer="backgroundobjects" svg:width="25.199cm" svg:height="12.179cm" svg:x="1.399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3-04T10:26:47.823291511</meta:creation-date>
    <dc:date>2023-09-28T15:00:52.409404678</dc:date>
    <meta:editing-duration>PT3H6M52S</meta:editing-duration>
    <meta:editing-cycles>28</meta:editing-cycles>
    <meta:generator>LibreOffice/6.4.7.2$Linux_X86_64 LibreOffice_project/40$Build-2</meta:generator>
    <meta:document-statistic meta:object-count="32"/>
  </office:meta>
</office:document-meta>
</file>